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A0000008E0D12A712.jpg" manifest:media-type="image/jpeg"/>
  <manifest:file-entry manifest:full-path="Pictures/1000020100000217000002D20991EBA8.png" manifest:media-type="image/png"/>
  <manifest:file-entry manifest:full-path="Pictures/10002F7300002EFE00003F64C56EB58F.svg" manifest:media-type="image/svg+xml"/>
  <manifest:file-entry manifest:full-path="Pictures/1000000000000118000001182C861D31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13cm" svg:height="4.913cm" draw:transform="rotate (0.00820304748437335) translate (4.556cm 4.088cm)">
          <draw:image xlink:href="Pictures/1000000000000118000001182C861D31.gif" xlink:type="simple" xlink:show="embed" xlink:actuate="onLoad">
            <text:p/>
          </draw:image>
        </draw:frame>
        <draw:frame draw:style-name="gr1" draw:text-style-name="P1" draw:layer="layout" svg:width="3.302cm" svg:height="4.897cm" svg:x="5.445cm" svg:y="11.851cm">
          <draw:image xlink:href="Pictures/10002F7300002EFE00003F64C56EB58F.svg" xlink:type="simple" xlink:show="embed" xlink:actuate="onLoad">
            <text:p/>
          </draw:image>
          <draw:image xlink:href="Pictures/1000020100000217000002D20991EBA8.png" xlink:type="simple" xlink:show="embed" xlink:actuate="onLoad"/>
        </draw:frame>
        <draw:frame draw:style-name="gr1" draw:text-style-name="P1" draw:layer="layout" svg:width="5.996cm" svg:height="5.008cm" svg:x="17.737cm" svg:y="6.969cm">
          <draw:image xlink:href="Pictures/10000000000000AA0000008E0D12A712.jpg" xlink:type="simple" xlink:show="embed" xlink:actuate="onLoad">
            <text:p/>
          </draw:image>
        </draw:frame>
        <draw:line draw:style-name="gr2" draw:text-style-name="P1" draw:layer="layout" svg:x1="10.398cm" svg:y1="6.334cm" svg:x2="18.145cm" svg:y2="8.747cm">
          <text:p/>
        </draw:line>
        <draw:line draw:style-name="gr2" draw:text-style-name="P1" draw:layer="layout" svg:x1="17.002cm" svg:y1="10.398cm" svg:x2="9.636cm" svg:y2="7.858cm">
          <text:p/>
        </draw:line>
        <draw:line draw:style-name="gr3" draw:text-style-name="P1" draw:layer="layout" svg:x1="17.129cm" svg:y1="11.922cm" svg:x2="9.763cm" svg:y2="15.224cm">
          <text:p/>
        </draw:line>
        <draw:frame draw:style-name="gr4" draw:layer="layout" svg:width="5.243cm" svg:height="0.962cm" svg:x="4.175cm" svg:y="8.747cm">
          <draw:text-box>
            <text:p>Developer (You!)</text:p>
          </draw:text-box>
        </draw:frame>
        <draw:frame draw:style-name="gr4" draw:layer="layout" svg:width="3.724cm" svg:height="0.962cm" svg:x="4.52cm" svg:y="17.51cm">
          <draw:text-box>
            <text:p>Your server</text:p>
          </draw:text-box>
        </draw:frame>
        <draw:frame draw:style-name="gr4" draw:layer="layout" svg:width="6.996cm" svg:height="0.962cm" svg:x="19.247cm" svg:y="12.738cm">
          <draw:text-box>
            <text:p>PageSpeed Online AP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8T03:15:49.982724000</meta:creation-date>
    <dc:date>2015-12-28T03:35:17.336876000</dc:date>
    <meta:editing-duration>PT4M8S</meta:editing-duration>
    <meta:editing-cycles>2</meta:editing-cycles>
    <meta:generator>LibreOffice/4.2.3.3$MacOSX_X86_64 LibreOffice_project/882f8a0a489bc99a9e60c7905a60226254cb6ff0</meta:generator>
    <meta:document-statistic meta:object-count="9"/>
  </office:meta>
</office:document-meta>
</file>